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264d1" officeooo:paragraph-rsid="000264d1"/>
    </style:style>
    <style:style style:name="T1" style:family="text">
      <style:text-properties officeooo:rsid="0004449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ODT <text:s text:c="24"/><text:span text:style-name="T1">page 1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Test odt page 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use974 </meta:initial-creator>
    <meta:creation-date>2014-09-11T15:41:16.090157149</meta:creation-date>
    <dc:date>2014-09-12T10:22:39.644953583</dc:date>
    <dc:creator>buse974 </dc:creator>
    <meta:editing-duration>P0D</meta:editing-duration>
    <meta:editing-cycles>2</meta:editing-cycles>
    <meta:generator>LibreOffice/4.2.6.2$Linux_X86_64 LibreOffice_project/420$Build-2</meta:generator>
    <meta:document-statistic meta:table-count="0" meta:image-count="0" meta:object-count="0" meta:page-count="2" meta:paragraph-count="2" meta:word-count="8" meta:character-count="54" meta:non-whitespace-character-count="24"/>
  </office:meta>
</office:document-meta>
</file>